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MLFontElementImpl.getCol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FontElementImpl.setColor( String col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FontElementImpl.get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FontElementImpl.setFace( String f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FontElementImpl.setSize( String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HTMLFontElementImpl.HTMLFontElementImpl( HTMLDocumentImpl owner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FontElementImpl.ge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